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P69" style:family="paragraph" style:parent-style-name="Table_20_Contents">
      <style:text-properties fo:font-size="10pt" officeooo:paragraph-rsid="01166255" style:font-size-asian="10pt" style:font-size-complex="10pt"/>
    </style:style>
    <style:style style:name="P7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4"><draw:custom-shape text:anchor-type="paragraph" draw:z-index="0" draw:name="Shape1" draw:style-name="gr1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</text:p>
            <text:p text:style-name="P61">တာဝန်</text:p>
            <text:p text:style-name="P61">နိုင်ငံသားစိစစ်ရေးကတ်ပြားအမှတ်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1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<text:span text:style-name="T5">၁</text:span><text:span text:style-name="T16">။ 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5"><text:span text:style-name="T5">၁</text:span><text:span text:style-name="T16">။ </text:span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</text:p>
            <text:p text:style-name="P45">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<text:span text:style-name="T5">၁</text:span><text:span text:style-name="T16">။ </text:span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3"><text:span text:style-name="T5">၁</text:span><text:span text:style-name="T16">။ </text:span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2" office:value-type="string">
            <text:p text:style-name="P42"><text:span text:style-name="T5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4"><text:span text:style-name="T5">၁</text:span><text:span text:style-name="T16">။ </text:span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<text:span text:style-name="T5">၁</text:span><text:span text:style-name="T16">။ </text:span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3"><text:span text:style-name="T10">၁</text:span><text:span text:style-name="T7">။ </text:span><text:span text:style-name="T6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52"/>
            <text:p text:style-name="P43"><text:span text:style-name="T5">၁</text:span><text:span text:style-name="T16">။ </text:span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2"/>
          </table:table-cell>
        </table:table-row>
      </table:table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2"><text:span text:style-name="T3"/></text:p>
      <text:p text:style-name="P6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43:00.908000000</dc:date>
    <meta:editing-duration>P1DT8H12M58S</meta:editing-duration>
    <meta:editing-cycles>835</meta:editing-cycles>
    <meta:document-statistic meta:table-count="9" meta:image-count="0" meta:object-count="0" meta:page-count="3" meta:paragraph-count="129" meta:word-count="369" meta:character-count="2360" meta:non-whitespace-character-count="2114"/>
  </office:meta>
</office:document-meta>
</file>